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72c" officeooo:paragraph-rsid="0016472c" style:font-weight-asian="bold" style:font-weight-complex="bold"/>
    </style:style>
    <style:style style:name="P2" style:family="paragraph" style:parent-style-name="Standard">
      <style:text-properties fo:font-weight="bold" officeooo:rsid="0017e91e" officeooo:paragraph-rsid="0017e91e" style:font-weight-asian="bold" style:font-weight-complex="bold"/>
    </style:style>
    <style:style style:name="P3" style:family="paragraph" style:parent-style-name="Standard">
      <style:text-properties fo:font-weight="bold" officeooo:rsid="00189894" officeooo:paragraph-rsid="00189894" style:font-weight-asian="bold" style:font-weight-complex="bold"/>
    </style:style>
    <style:style style:name="P4" style:family="paragraph" style:parent-style-name="Standard">
      <style:text-properties fo:font-style="normal" fo:font-weight="bold" officeooo:rsid="0018f1fd" officeooo:paragraph-rsid="0018f1f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ac8a6" officeooo:paragraph-rsid="001ac8a6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b540d" officeooo:paragraph-rsid="001b540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officeooo:rsid="0018f1fd" officeooo:paragraph-rsid="0018f1f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b540d" officeooo:paragraph-rsid="001b540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d151d" officeooo:paragraph-rsid="001d151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f583b" officeooo:paragraph-rsid="001b540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weight="normal" officeooo:rsid="0017e91e" officeooo:paragraph-rsid="0017e91e" style:font-weight-asian="normal" style:font-weight-complex="normal"/>
    </style:style>
    <style:style style:name="P12" style:family="paragraph" style:parent-style-name="Standard">
      <style:text-properties fo:font-weight="normal" officeooo:rsid="00189894" officeooo:paragraph-rsid="0017e91e" style:font-weight-asian="normal" style:font-weight-complex="normal"/>
    </style:style>
    <style:style style:name="P13" style:family="paragraph" style:parent-style-name="Standard">
      <style:text-properties fo:font-weight="normal" officeooo:rsid="001b540d" officeooo:paragraph-rsid="0017e91e" style:font-weight-asian="normal" style:font-weight-complex="normal"/>
    </style:style>
    <style:style style:name="P14" style:family="paragraph" style:parent-style-name="Standard">
      <style:text-properties fo:font-style="italic" fo:font-weight="bold" officeooo:rsid="001b540d" officeooo:paragraph-rsid="001b540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bold" officeooo:rsid="00189894" officeooo:paragraph-rsid="00189894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normal" officeooo:rsid="0018f1fd" officeooo:paragraph-rsid="0018989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normal" officeooo:rsid="001b540d" officeooo:paragraph-rsid="00203a2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fo:font-weight="normal" officeooo:rsid="001b540d" officeooo:paragraph-rsid="001b540d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break-before="page"/>
      <style:text-properties fo:font-style="italic" fo:font-weight="normal" officeooo:rsid="00203a2b" officeooo:paragraph-rsid="001b540d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officeooo:rsid="00203a2b" officeooo:paragraph-rsid="00203a2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3e452" officeooo:paragraph-rsid="0023e45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bold" officeooo:rsid="00203a2b" officeooo:paragraph-rsid="00203a2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3e452" officeooo:paragraph-rsid="0023e452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solid" style:text-underline-type="double" style:text-underline-width="auto" style:text-underline-color="font-color" fo:font-weight="normal" officeooo:rsid="0023e452" officeooo:paragraph-rsid="0023e452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9894" style:font-weight-asian="normal" style:font-weight-complex="normal"/>
    </style:style>
    <style:style style:name="T3" style:family="text">
      <style:text-properties fo:font-weight="normal" officeooo:rsid="0018f1fd" style:font-weight-asian="normal" style:font-weight-complex="normal"/>
    </style:style>
    <style:style style:name="T4" style:family="text">
      <style:text-properties officeooo:rsid="00189894"/>
    </style:style>
    <style:style style:name="T5" style:family="text">
      <style:text-properties officeooo:rsid="001b540d"/>
    </style:style>
    <style:style style:name="T6" style:family="text">
      <style:text-properties officeooo:rsid="00203a2b"/>
    </style:style>
    <style:style style:name="T7" style:family="text">
      <style:text-properties fo:font-style="italic" officeooo:rsid="00203a2b" style:font-style-asian="italic" style:font-style-complex="italic"/>
    </style:style>
    <style:style style:name="T8" style:family="text">
      <style:text-properties fo:font-style="italic" officeooo:rsid="0023e452" style:font-style-asian="italic" style:font-style-complex="italic"/>
    </style:style>
    <style:style style:name="T9" style:family="text">
      <style:text-properties officeooo:rsid="0023e4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 FILE SYSTEM</text:p>
      <text:p text:style-name="P1"/>
      <text:p text:style-name="P2">- pseudo File System <text:s/><text:span text:style-name="T5">(커널이 메모리에서 관리하는 가상 파일 시스템 : 속도가 빠름)</text:span></text:p>
      <text:p text:style-name="P13">- &gt; 메모리에서 관리하므로, 많은 양의 데이터를 처리하는 일X</text:p>
      <text:p text:style-name="P11">시스템(커널) 정보를 가져오게 해줌</text:p>
      <text:p text:style-name="P11">==&gt; 시스템 모니터링 시스템 , 시스템 성능 분석.. </text:p>
      <text:p text:style-name="P2"><text:span text:style-name="T4">“/proc</text:span><text:span text:style-name="T2"> → cat을 이용하여 다양한 시스템 적 자원 등을 확인해보자</text:span></text:p>
      <text:p text:style-name="P12">(인터럽트, 메모리 등등)</text:p>
      <text:p text:style-name="P12"/>
      <text:p text:style-name="P3">IDE 정보</text:p>
      <text:p text:style-name="P15"><text:span text:style-name="T1">proc/ide </text:span><text:span text:style-name="T3">(ide, scsi, sata…등이 있다). - 내것은 scsi.,,, 차이가 뭘까?</text:span></text:p>
      <text:p text:style-name="P16"/>
      <text:p text:style-name="P4">네트워크 정보</text:p>
      <text:p text:style-name="P7">proc/net </text:p>
      <text:p text:style-name="P7"/>
      <text:p text:style-name="P5">tty 정보들( teletypewriter) - 콘솔이나 터미널등을 의미함</text:p>
      <text:p text:style-name="P18">proc/tty</text:p>
      <text:p text:style-name="P14">PROC 파일 시스템의 사용용도</text:p>
      <text:p text:style-name="P8">1. 커널 모듈 프로그래밍</text:p>
      <text:p text:style-name="P8">2. 임베디드 프로그래밍</text:p>
      <text:p text:style-name="P8"/>
      <text:p text:style-name="P6">PROC 프로그래밍 &lt;나중에 다시 해보도록 하자&gt;</text:p>
      <text:p text:style-name="P8">기본 구조</text:p>
      <text:p text:style-name="P8">struct proc_dir_entry</text:p>
      <text:p text:style-name="P8"/>
      <text:p text:style-name="P8">API</text:p>
      <text:p text:style-name="P8">create_proc_entry</text:p>
      <text:p text:style-name="P8">create_proc_read_entry</text:p>
      <text:p text:style-name="P9">create_proc_info_entry</text:p>
      <text:p text:style-name="P9">proc_mkdir</text:p>
      <text:p text:style-name="P9">proc_symlink</text:p>
      <text:p text:style-name="P9">remove_proc_entry</text:p>
      <text:p text:style-name="P17">…</text:p>
      <text:p text:style-name="P17"><text:span text:style-name="T6">네트워크 정보 -netstat, <text:s/></text:span><text:span text:style-name="T7">proc/net/.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22"><text:soft-page-break/>Process Manage</text:p>
      <text:p text:style-name="P20">- 프로세스 실행 → <text:span text:style-name="T9">PID : </text:span><text:span text:style-name="T8">proc</text:span><text:span text:style-name="T9">/”pid”/exe 파일 생성</text:span></text:p>
      <text:p text:style-name="P21">exe –: Symbolic Link로, 프로그램의 위치를 가리키고 있음 : </text:p>
      <text:p text:style-name="P21">“readlink” → Symbolic Link을 읽어서, 실제 위치를 나타냄</text:p>
      <text:p text:style-name="P21">→ exe 존재? : 프로세스 실행중</text:p>
      <text:p text:style-name="P21">→ 프로세스가 현재 정상적으로 실행중인지 비교 가능</text:p>
      <text:p text:style-name="P21"/>
      <text:p text:style-name="P23">메모리 Manage</text:p>
      <text:p text:style-name="P21">메모리 : <text:s/>실제 메모리 + Swap 메모리</text:p>
      <text:p text:style-name="P21">Swap Memory : 실제 메모리 부족시, hard disk의 일부를 메모리처럼 사용함 </text:p>
      <text:p text:style-name="P24">단, harddisk를 사용하는 것이므로 속도 매우 느림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08:02.994102459</meta:creation-date>
    <dc:date>2019-02-07T17:24:42.901887798</dc:date>
    <meta:editing-duration>PT2H49M5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38" meta:word-count="407" meta:character-count="872" meta:non-whitespace-character-count="729"/>
  </office:meta>
</office:document-meta>
</file>